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2">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3">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4">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4">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4">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3">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4">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4">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4">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4">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6">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4">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date" office:date-value="2020-11-26T00:00:00" table:style-name="ce4">
            <text:p>26/11/20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style-name="ro7">
          <table:table-cell office:value-type="date" office:date-value="2020-11-27T00:00:00" table:style-name="ce4">
            <text:p>27/11/2020</text:p>
          </table:table-cell>
          <table:table-cell office:value-type="float" office:value="4" table:style-name="ce1">
            <text:p>4</text:p>
          </table:table-cell>
          <table:table-cell office:value-type="string" table:style-name="ce11">
            <text:p>Ho implementato le funzioni che gestiscono il filtro e gli annessi bottoni e finestre di dialogo</text:p>
            <text:p>Ho fatto una ricerca/iniziato a sviluppare le notifiche</text:p>
          </table:table-cell>
          <table:table-cell office:value-type="string" table:style-name="ce1">
            <text:p>Devo implementare e testare le notifiche</text:p>
          </table:table-cell>
          <table:table-cell office:value-type="string" table:style-name="ce11">
            <text:p>PersonalHealthMonitor8</text:p>
            <text:p>PersonalHealthMonitor9</text:p>
            <text:p>PersonalHealthMonitor10</text:p>
            <text:p>PersonalHealthMonitor11</text:p>
          </table:table-cell>
          <table:table-cell table:number-columns-repeated="16379" table:style-name="ce1"/>
        </table:table-row>
        <table:table-row table:style-name="ro1">
          <table:table-cell office:value-type="date" office:date-value="2020-11-29T00:00:00" table:style-name="ce4">
            <text:p>29/11/2020</text:p>
          </table:table-cell>
          <table:table-cell office:value-type="float" office:value="1" table:style-name="ce1">
            <text:p>1</text:p>
          </table:table-cell>
          <table:table-cell office:value-type="string" table:style-name="ce11">
            <text:p>Ho creato un database a parte per la gestione delle notifiche</text:p>
            <text:p>Ho creato la classe notification che estende il broadcast receiver per poter inviare le notifiche giornalmente</text:p>
          </table:table-cell>
          <table:table-cell office:value-type="string" table:style-name="ce1">
            <text:p>Non vengono visualizzate le notifiche</text:p>
          </table:table-cell>
          <table:table-cell office:value-type="string" table:style-name="ce1">
            <text:p>PersonalHealthMonitor12</text:p>
          </table:table-cell>
          <table:table-cell table:number-columns-repeated="16379"/>
        </table:table-row>
        <table:table-row table:style-name="ro8">
          <table:table-cell office:value-type="date" office:date-value="2020-11-30T00:00:00" table:style-name="ce4">
            <text:p>30/11/2020</text:p>
          </table:table-cell>
          <table:table-cell office:value-type="float" office:value="3" table:style-name="ce1">
            <text:p>3</text:p>
          </table:table-cell>
          <table:table-cell office:value-type="string" table:style-name="ce1">
            <text:p>Ho iniziato a testare le notifiche (giornaliere)</text:p>
          </table:table-cell>
          <table:table-cell table:style-name="ce1"/>
          <table:table-cell office:value-type="string" table:style-name="ce1">
            <text:p>TestNotification</text:p>
          </table:table-cell>
          <table:table-cell table:number-columns-repeated="16379"/>
        </table:table-row>
        <table:table-row table:style-name="ro8">
          <table:table-cell office:value-type="date" office:date-value="2020-12-01T00:00:00" table:style-name="ce4">
            <text:p>01/12/2020</text:p>
          </table:table-cell>
          <table:table-cell office:value-type="float" office:value="4" table:style-name="ce1">
            <text:p>4</text:p>
          </table:table-cell>
          <table:table-cell office:value-type="string" table:style-name="ce1">
            <text:p>Ora le notifiche giornaliere vengono visualizzate ogni minuto (per testarle)<text:s/></text:p>
          </table:table-cell>
          <table:table-cell office:value-type="string" table:style-name="ce1">
            <text:p>Devo implementare un modo per visualizzare le notifiche sui valori</text:p>
          </table:table-cell>
          <table:table-cell office:value-type="string" table:style-name="ce1">
            <text:p>PersonalHealthMonitor13</text:p>
          </table:table-cell>
          <table:table-cell table:number-columns-repeated="16379"/>
        </table:table-row>
        <table:table-row table:number-rows-repeated="1048525" table:style-name="ro8">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2-01T17:42:30Z</dc:date>
  </office:meta>
</office:document-meta>
</file>